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8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List_20_1">
      <style:text-properties fo:language="en" fo:country="US"/>
    </style:style>
    <style:style style:name="P11" style:family="paragraph" style:parent-style-name="List_20_1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934803639077188512" text:style-name="Outline">
        <text:list-item>
          <text:h text:style-name="P8" text:outline-level="1">Key features </text:h>
        </text:list-item>
      </text:list>
      <text:p text:style-name="P7"><text:span text:style-name="T2">The EEZ BB3 is a modular DC power supply with multiple isolated channels, combined power output up to 465 W, maximum voltage output ranging from 24 to 80 V and maximum current output of up to 10 A. The graphical user interface features a large color TFT touch-screen display combined with an incremental encoder providing a clear, responsive and easy to operate interface. </text:span>Outstanding key features of the EEZ BB3 are: </text:p>
      <text:p text:style-name="P7"/>
      <text:list xml:id="list168674358" text:continue-numbering="true" text:style-name="Outline">
        <text:list-item>
          <text:list>
            <text:list-item>
              <text:h text:style-name="P9" text:outline-level="2">General</text:h>
            </text:list-item>
          </text:list>
        </text:list-item>
      </text:list>
      <text:list xml:id="list3988730764192254388" text:style-name="List_20_1">
        <text:list-item>
          <text:p text:style-name="List_20_1">Modular and open-source design based on <text:a xlink:type="simple" xlink:href="https://www.envox.hr/eez/eez-dib/dib-v1-0-specification.html" office:target-frame-name="_blank" xlink:show="new" text:style-name="Internet_20_link" text:visited-style-name="Visited_20_Internet_20_Link">EEZ DIB v1.0</text:a> specification enabling multiple configurations and future-proof upgrading</text:p>
        </text:list-item>
        <text:list-item>
          <text:p text:style-name="P11">Three module slots for installation of different power modules in any combination</text:p>
        </text:list-item>
        <text:list-item>
          <text:p text:style-name="P11">Minimized wire harness and easily accessible modules simplify assembly, upgrade and maintenance</text:p>
        </text:list-item>
        <text:list-item>
          <text:p text:style-name="P11">High performance 32-bit ARM Cortex M7 master MCU</text:p>
        </text:list-item>
        <text:list-item>
          <text:p text:style-name="P11">Power output coupling <text:span text:style-name="T3">without</text:span> external wiring thanks to built in power relays that provide coupling in series, parallel or split rail for two modules and common ground for all three modules</text:p>
        </text:list-item>
        <text:list-item>
          <text:p text:style-name="P11">Down-programmer with high current capability (DCP405 module only)</text:p>
        </text:list-item>
        <text:list-item>
          <text:p text:style-name="P11">Full range auto-switch AC input (115 / 230 Vac)</text:p>
        </text:list-item>
        <text:list-item>
          <text:p text:style-name="P11">Low noise Ø80 mm cooling fan with speed algorithm based on multiple temperature sensors and output current readings</text:p>
        </text:list-item>
        <text:list-item>
          <text:p text:style-name="P11">Compact size: 290 (W) x 123 (H) x 240 (D) mm</text:p>
        </text:list-item>
        <text:list-item>
          <text:p text:style-name="List_20_1_20_End"><text:span text:style-name="T1">Free and open source </text:span><text:a xlink:type="simple" xlink:href="https://github.com/eez-open/modular-psu-firmware" office:target-frame-name="_blank" xlink:show="new" text:style-name="Internet_20_link" text:visited-style-name="Visited_20_Internet_20_Link">software</text:a><text:span text:style-name="T1"> and open source </text:span><text:a xlink:type="simple" xlink:href="https://github.com/eez-open/modular-psu" office:target-frame-name="_blank" xlink:show="new" text:style-name="Internet_20_link" text:visited-style-name="Visited_20_Internet_20_Link">hardware</text:a><text:span text:style-name="T1"> design</text:span></text:p>
        </text:list-item>
      </text:list>
      <text:list xml:id="list663770225" text:continue-list="list168674358" text:style-name="Outline">
        <text:list-item>
          <text:list>
            <text:list-item>
              <text:h text:style-name="P9" text:outline-level="2">User interface and programming</text:h>
            </text:list-item>
          </text:list>
        </text:list-item>
      </text:list>
      <text:list xml:id="list291892020" text:continue-list="list3988730764192254388" text:style-name="List_20_1">
        <text:list-item>
          <text:p text:style-name="List_20_1">Large color 4.3” (470 x 272) TFT touch-screen display as human machine interface (HMI) for fast and simple navigation through all available options and each channel's detailed information</text:p>
        </text:list-item>
        <text:list-item>
          <text:p text:style-name="P11">Multiple color themes</text:p>
        </text:list-item>
        <text:list-item>
          <text:p text:style-name="P11">Encoder with switch plus user-defined switch complement the TFT touch-screen for even faster and easier navigation</text:p>
        </text:list-item>
        <text:list-item>
          <text:p text:style-name="P11">Ten user-defined profiles with power-up recall control</text:p>
        </text:list-item>
        <text:list-item>
          <text:p text:style-name="P11">Calibration wizard</text:p>
        </text:list-item>
        <text:list-item>
          <text:p text:style-name="P11">High programming and readback resolution for applications with the highest demands</text:p>
        </text:list-item>
        <text:list-item>
          <text:p text:style-name="P11">Independent real-time voltage, current and power measurement of all installed channels</text:p>
        </text:list-item>
        <text:list-item>
          <text:p text:style-name="P11">Four display modes: numerical, horizontal bar, vertical bar and YT-view</text:p>
        </text:list-item>
        <text:list-item>
          <text:p text:style-name="P11">Two YT-view modes (cursor or data scroll) and with high refresh rate (down to 10 mS)</text:p>
        </text:list-item>
        <text:list-item>
          <text:p text:style-name="P11">Output Enable (OE) synchronization and sequencing with programmable delays</text:p>
        </text:list-item>
        <text:list-item>
          <text:p text:style-name="P11">Arbitrary waveform generation function with user friendly GUI for both voltage and current</text:p>
        </text:list-item>
        <text:list-item>
          <text:p text:style-name="P11">Multi-channel tracking function</text:p>
        </text:list-item>
        <text:list-item>
          <text:p text:style-name="P11">Simple to use data logger and viewer</text:p>
        </text:list-item>
        <text:list-item>
          <text:p text:style-name="P11">File manager</text:p>
        </text:list-item>
        <text:list-item>
          <text:p text:style-name="P11">USB DFU firmware upgrade for master MCU and slave MCUs on peripheral boards</text:p>
        </text:list-item>
        <text:list-item>
          <text:p text:style-name="P11">Trigger system with various inputs (manual, software, digital input, etc.)</text:p>
        </text:list-item>
        <text:list-item>
          <text:p text:style-name="P10">Comprehensive SCPI support (300+ commands)</text:p>
        </text:list-item>
        <text:list-item>
          <text:p text:style-name="P10"><text:a xlink:type="simple" xlink:href="https://micropython.org/" office:target-frame-name="_blank" xlink:show="new" text:style-name="Internet_20_link" text:visited-style-name="Visited_20_Internet_20_Link">MicroPython</text:a> scripting</text:p>
        </text:list-item>
        <text:list-item>
          <text:p text:style-name="P10"><text:a xlink:type="simple" xlink:href="https://mqtt.org/" office:target-frame-name="_blank" xlink:show="new" text:style-name="Internet_20_link" text:visited-style-name="Visited_20_Internet_20_Link">MQTT</text:a> support for IoT networking</text:p>
        </text:list-item>
        <text:list-item>
          <text:p text:style-name="List_20_1_20_End"><text:span text:style-name="T1">Cross-platform (Linux, OS X, Windows) </text:span><text:a xlink:type="simple" xlink:href="https://www.envox.hr/eez/studio/studio-introduction.html" office:target-frame-name="_blank" xlink:show="new" text:style-name="Internet_20_link" text:visited-style-name="Visited_20_Internet_20_Link">EEZ Studio</text:a><text:span text:style-name="T1"> comes with intuitive HMI editor and provides centralized control, programming, data acquisition and analysis of multiple EEZ BB3 and 3</text:span><text:span text:style-name="T4">rd</text:span><text:span text:style-name="T1"> party SCPI-enabled instruments. Free to </text:span><text:a xlink:type="simple" xlink:href="https://github.com/eez-open/studio/releases" office:target-frame-name="_blank" xlink:show="new" text:style-name="Internet_20_link" text:visited-style-name="Visited_20_Internet_20_Link">download</text:a></text:p>
        </text:list-item>
      </text:list>
      <text:list xml:id="list871478803" text:continue-list="list663770225" text:style-name="Outline">
        <text:list-item>
          <text:list>
            <text:list-item>
              <text:h text:style-name="P9" text:outline-level="2">Connectivity</text:h>
            </text:list-item>
          </text:list>
        </text:list-item>
      </text:list>
      <text:list xml:id="list1186051857" text:continue-list="list291892020" text:style-name="List_20_1">
        <text:list-item>
          <text:p text:style-name="P11">Remote control via Ethernet or USB interface</text:p>
        </text:list-item>
        <text:list-item>
          <text:p text:style-name="P11">Removable Micro SD card</text:p>
        </text:list-item>
        <text:list-item>
          <text:p text:style-name="P11">10/100 Mbit/s Ethernet with Auto-negotiation and <text:a xlink:type="simple" xlink:href="https://en.wikipedia.org/wiki/Medium-dependent_interface#Auto_MDI-X" office:target-frame-name="_blank" xlink:show="new" text:style-name="Internet_20_link" text:visited-style-name="Visited_20_Internet_20_Link">Auto-MDIX</text:a></text:p>
        </text:list-item>
        <text:list-item>
          <text:p text:style-name="P11">USB FS with OTG (virtual COM port, mass storage, mouse support)</text:p>
        </text:list-item>
        <text:list-item>
          <text:p text:style-name="P11"><text:soft-page-break/>RTC with battery backup and NTP synchronization (via Ethernet)</text:p>
        </text:list-item>
        <text:list-item>
          <text:p text:style-name="List_20_1_20_End">Digital control lines (2 x input + 2 x output, buffered and protected)</text:p>
        </text:list-item>
      </text:list>
      <text:list xml:id="list56433025" text:continue-list="list871478803" text:style-name="Outline">
        <text:list-item>
          <text:list>
            <text:list-item>
              <text:h text:style-name="P9" text:outline-level="2">Protections and controls</text:h>
            </text:list-item>
          </text:list>
        </text:list-item>
      </text:list>
      <text:list xml:id="list193193131" text:continue-list="list1186051857" text:style-name="List_20_1">
        <text:list-item>
          <text:p text:style-name="P11">AC soft-start (inrush current limiter) and standby control</text:p>
        </text:list-item>
        <text:list-item>
          <text:p text:style-name="P11">AC input protection (MOV, VAR, SAR)</text:p>
        </text:list-item>
        <text:list-item>
          <text:p text:style-name="P11">Multiple channel- and system-wide protections against over-voltage, over-current (with electronic fuse function), over-power and over-temperature with adjustable trip delay</text:p>
        </text:list-item>
        <text:list-item>
          <text:p text:style-name="P11">Remote sense reverse polarity protection (DCP405 module only)</text:p>
        </text:list-item>
        <text:list-item>
          <text:p text:style-name="P11">Fast over-voltage protection with triac crowbar (DCP405 module only)</text:p>
        </text:list-item>
        <text:list-item>
          <text:p text:style-name="List_20_1_20_End">User interface lock function with password protections</text:p>
        </text:list-item>
      </text:list>
      <text:p text:style-name="P7">For a detailed specification, refer to the data shee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2. Key featur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3$Unix OpenOffice.org_project/4113m1$Build-9810</meta:generator>
    <dc:title>2. Key features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0" meta:image-count="0" meta:object-count="0" meta:page-count="2" meta:paragraph-count="54" meta:word-count="592" meta:character-count="3713"/>
    <meta:user-defined meta:name="WebPublish_Post_PageId">243</meta:user-defined>
    <meta:user-defined meta:name="WebPublish_Post_PostAsPage">1</meta:user-defined>
    <meta:user-defined meta:name="WebPublish_Post_PostType">page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1-18T18:09:37"/>
  </office:meta>
</office:document-meta>
</file>